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1.692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4cm" svg:x="8.251cm" svg:y="2.0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cm" svg:height="1.4cm" svg:x="8.251cm" svg:y="5.602cm">
          <text:p text:style-name="P2"><text:span text:style-name="T1">Wait for</text:span></text:p>
          <text:p text:style-name="P2"><text:span text:style-name="T1">sync 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8cm" svg:height="2cm" svg:x="7.901cm" svg:y="9.501cm">
          <text:p text:style-name="P2"><text:span text:style-name="T1">Pending</text:span></text:p>
          <text:p text:style-name="P2"><text:span text:style-name="T1"><text:s text:c="2"/></text:span><text:span text:style-name="T1">IO request</text:span><text:span text:style-name="T1">？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draw:layer="layout" svg:width="3.1cm" svg:height="1.4cm" svg:x="8.251cm" svg:y="13.503cm">
          <text:p text:style-name="P2"><text:span text:style-name="T1">Put device</text:span></text:p>
          <text:p text:style-name="P2"><text:span text:style-name="T1">to deep sle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cm" svg:height="1.4cm" svg:x="8.251cm" svg:y="16.604cm">
          <text:p text:style-name="P2"><text:span text:style-name="T1">Set return</text:span></text:p>
          <text:p text:style-name="P2"><text:span text:style-name="T1">value as 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1cm" svg:height="1.4cm" svg:x="8.251cm" svg:y="23.60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1cm" svg:height="1.4cm" svg:x="8.251cm" svg:y="20.105cm">
          <text:p text:style-name="P2"><text:span text:style-name="T1">Release</text:span></text:p>
          <text:p text:style-name="P2"><text:span text:style-name="T1">sync 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cm" svg:y1="3.4cm" svg:x2="9.8cm" svg:y2="5.6cm">
          <text:p/>
        </draw:line>
        <draw:line draw:style-name="gr3" draw:text-style-name="P1" draw:layer="layout" svg:x1="9.8cm" svg:y1="7cm" svg:x2="9.8cm" svg:y2="9.6cm">
          <text:p/>
        </draw:line>
        <draw:line draw:style-name="gr3" draw:text-style-name="P1" draw:layer="layout" svg:x1="9.8cm" svg:y1="11.5cm" svg:x2="9.8cm" svg:y2="13.5cm">
          <text:p/>
        </draw:line>
        <draw:line draw:style-name="gr3" draw:text-style-name="P1" draw:layer="layout" svg:x1="9.8cm" svg:y1="14.9cm" svg:x2="9.8cm" svg:y2="16.7cm">
          <text:p/>
        </draw:line>
        <draw:line draw:style-name="gr3" draw:text-style-name="P1" draw:layer="layout" svg:x1="9.8cm" svg:y1="18cm" svg:x2="9.8cm" svg:y2="20.1cm">
          <text:p/>
        </draw:line>
        <draw:line draw:style-name="gr3" draw:text-style-name="P1" draw:layer="layout" svg:x1="9.8cm" svg:y1="21.5cm" svg:x2="9.8cm" svg:y2="23.7cm">
          <text:p/>
        </draw:line>
        <draw:custom-shape draw:style-name="gr1" draw:text-style-name="P4" xml:id="id2" draw:id="id2" draw:layer="layout" svg:width="3.1cm" svg:height="1.4cm" svg:x="14.252cm" svg:y="15.005cm">
          <text:p text:style-name="P4"><text:span text:style-name="T3">Set return</text:span></text:p>
          <text:p text:style-name="P4"><text:span text:style-name="T3">value as -EBU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701cm" svg:y1="10.501cm" svg:x2="15.802cm" svg:y2="15.005cm" draw:start-shape="id1" draw:start-glue-point="7" draw:end-shape="id2" draw:end-glue-point="4" svg:d="M11701 10501h4101v4504" svg:viewBox="0 0 4102 4505">
          <text:p/>
        </draw:connector>
        <draw:connector draw:style-name="gr3" draw:text-style-name="P1" draw:layer="layout" svg:x1="15.802cm" svg:y1="16.405cm" svg:x2="11.351cm" svg:y2="20.805cm" draw:start-shape="id2" draw:start-glue-point="8" draw:end-shape="id3" draw:end-glue-point="10" svg:d="M15802 16405v4400h-4451" svg:viewBox="0 0 4452 4401">
          <text:p/>
        </draw:connector>
        <draw:frame draw:style-name="gr4" draw:layer="layout" svg:width="1.539cm" svg:height="0.954cm" svg:x="13.3cm" svg:y="9.6cm">
          <draw:text-box>
            <text:p>Yes</text:p>
          </draw:text-box>
        </draw:frame>
        <draw:frame draw:style-name="gr4" draw:layer="layout" svg:width="1.315cm" svg:height="0.954cm" svg:x="8.6cm" svg:y="11.9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6:12:20.767645000</meta:creation-date>
    <dc:date>2014-11-09T16:31:12.749631000</dc:date>
    <meta:editing-duration>PT3M41S</meta:editing-duration>
    <meta:editing-cycles>1</meta:editing-cycles>
    <meta:document-statistic meta:object-count="18"/>
    <meta:generator>LibreOffice/4.3.2.2$MacOSX_x86 LibreOffice_project/edfb5295ba211bd31ad47d0bad0118690f76407d</meta:generator>
  </office:meta>
</office:document-meta>
</file>